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Div ID</text:p>
          </table:table-cell>
          <table:table-cell office:value-type="string">
            <text:p>Typ ID</text:p>
          </table:table-cell>
          <table:table-cell office:value-type="string">
            <text:p>Anzahl</text:p>
          </table:table-cell>
        </table:table-row>
        <table:table-row table:style-name="ro1">
          <table:table-cell office:value-type="string">
            <text:p>1D</text:p>
          </table:table-cell>
          <table:table-cell office:value-type="string">
            <text:p>Panzer II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D</text:p>
          </table:table-cell>
          <table:table-cell office:value-type="string">
            <text:p>Panzer III </text:p>
          </table:table-cell>
          <table:table-cell office:value-type="float" office:value="20">
            <text:p>2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20/04/2017</text:date>, <text:time>17:0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11S</meta:editing-duration>
    <meta:editing-cycles>3</meta:editing-cycles>
    <meta:generator>OpenOffice/4.0.1$Win32 OpenOffice.org_project/401m5$Build-9714</meta:generator>
    <dc:date>2017-04-20T17:03:58.44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